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bold"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bold"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bold" fo:font-family="Calibri" style:font-family-asian="Calibri" style:font-family-complex="Calibri" fo:background-color="transparent" fo:color="#000000"/>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fo:color="#000000"/>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fo:color="#000000"/>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fo:color="#000000"/>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fo:color="#000000"/>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fo:color="#000000"/>
    </style:style>
    <style:style style:name="T486" style:family="text">
      <style:text-properties fo:font-size="11.00pt" fo:font-weight="normal" fo:font-family="Calibri" style:font-family-asian="Calibri" style:font-family-complex="Calibri"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bold" fo:font-family="Calibri" style:font-family-asian="Calibri" style:font-family-complex="Calibri" fo:background-color="transparent" fo:color="#000000"/>
    </style:style>
    <style:style style:name="T490" style:family="text">
      <style:text-properties fo:font-size="11.00pt" fo:font-weight="normal"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7"/></text:p>
      <text:p text:style-name="P357"><text:span text:style-name="T458">Sprint 106: Update passive info tab views</text:span><text:span text:style-name="T459"/></text:p>
      <text:p text:style-name="P358"><text:span text:style-name="T459"/></text:p>
      <text:p text:style-name="P359"><text:span text:style-name="T460">Sprint XX: Concluding all view updates. Update transistions, polish all views, fixes bugs, etc</text:span></text:p>
      <text:p text:style-name="P360"><text:span text:style-name="T461">- Once all the new views are implemented from previous sprints, polish</text:span></text:p>
      <text:p text:style-name="P360"><text:span text:style-name="T461">- fix bugs</text:span></text:p>
      <text:p text:style-name="P360"><text:span text:style-name="T461">- create nicer transisitions between views</text:span></text:p>
      <text:p text:style-name="P360"><text:span text:style-name="T461">- find a way to prevent mouse clicks clicking THROUGH the current view and hitting something behind it (like defenders/enemies, or tresure chests, etc)</text:span></text:p>
      <text:p text:style-name="P360"><text:span text:style-name="T461">- General polish and 'razzle dazzle' ideas (where applicable)</text:span></text:p>
      <text:p text:style-name="P360"><text:span text:style-name="T461"><text:tab/>- create VFX and status notifications when events occur</text:span></text:p>
      <text:p text:style-name="P360"><text:span text:style-name="T461"><text:tab/>- create alpha fade in and outs between views</text:span></text:p>
      <text:p text:style-name="P360"><text:span text:style-name="T461"><text:tab/>- some views/windows could transition from offscreen to centre screen</text:span></text:p>
      <text:p text:style-name="P360"><text:span text:style-name="T461"><text:tab/>- state / item rewards create a big card in centre screen, which then shrinks and <text:tab/>lerps towards the inventory button</text:span></text:p>
      <text:p text:style-name="P360"><text:span text:style-name="T461"><text:tab/>- if player has unspent ability points on a character, the character roster button <text:tab/>glows, and so does the character button</text:span></text:p>
      <text:p text:style-name="P360"><text:span text:style-name="T461"><text:tab/>- stat value texts in character data change colour if positive/negative</text:span></text:p>
      <text:p text:style-name="P360"><text:span text:style-name="T462"/></text:p>
      <text:p text:style-name="P360"><text:span text:style-name="T462"/></text:p>
      <text:p text:style-name="P360"><text:span text:style-name="T463">Sprint ??: More Spell VFX and combat scene updates</text:span></text:p>
      <text:p text:style-name="P360"><text:span text:style-name="T464"/></text:p>
      <text:p text:style-name="P360"><text:span text:style-name="T464"/></text:p>
      <text:p text:style-name="P361"><text:span text:style-name="T465">Sprint ??: Combat Scene View Updates</text:span></text:p>
      <text:p text:style-name="P362"><text:span text:style-name="T465">ALL THIS MAY BE NEED TO BE SPLIT OVER MULTIPLE SPRINTS</text:span></text:p>
      <text:p text:style-name="P362"><text:span text:style-name="T466"/></text:p>
      <text:p text:style-name="P362"><text:span text:style-name="T467">View elements to resdesign and implement</text:span></text:p>
      <text:p text:style-name="P362"><text:span text:style-name="T468">- Ability Bar Panel</text:span></text:p>
      <text:p text:style-name="P362"><text:span text:style-name="T468"><text:tab/>- Ability Buttons</text:span></text:p>
      <text:p text:style-name="P362"><text:span text:style-name="T468"><text:tab/>- Health bar</text:span></text:p>
      <text:p text:style-name="P362"><text:span text:style-name="T468"><text:tab/>- Energy Bar</text:span></text:p>
      <text:p text:style-name="P362"><text:span text:style-name="T468">- Activation Panel</text:span></text:p>
      <text:p text:style-name="P362"><text:span text:style-name="T468"><text:tab/>- Activation Windows</text:span></text:p>
      <text:p text:style-name="P362"><text:span text:style-name="T468">- Tiles</text:span></text:p>
      <text:p text:style-name="P362"><text:span text:style-name="T468"><text:tab/>- Each tile type should have a a few slightly different sprites</text:span></text:p>
      <text:p text:style-name="P362"><text:span text:style-name="T468"><text:tab/>- tiles of differing types should look nicer next to each other</text:span></text:p>
      <text:p text:style-name="P362"><text:span text:style-name="T468"><text:tab/><text:tab/>- e.g adjacent grass tile should look connected, water tiles with adjacent dirt <text:tab/><text:tab/>tiles should have some dirt on their edges, etc etc</text:span></text:p>
      <text:p text:style-name="P362"><text:span text:style-name="T468"><text:tab/>- make tile highlights looks better</text:span></text:p>
      <text:p text:style-name="P362"><text:span text:style-name="T468"><text:tab/>- make tiles animated, e.g.</text:span></text:p>
      <text:p text:style-name="P362"><text:span text:style-name="T468"><text:tab/><text:tab/>- tree tiles sway in the wind</text:span></text:p>
      <text:p text:style-name="P362"><text:span text:style-name="T468"><text:tab/><text:tab/>- grass tile grass sways in the wind</text:span></text:p>
      <text:p text:style-name="P362"><text:span text:style-name="T468"><text:tab/><text:tab/>- water tiles have some kind of animation</text:span></text:p>
      <text:p text:style-name="P362"><text:span text:style-name="T468"><text:tab/><text:tab/><text:tab/>- some water tiles could have nice elements on them, like floating <text:tab/><text:tab/><text:tab/> leaves</text:span></text:p>
      <text:p text:style-name="P362"><text:span text:style-name="T468">- Path Renderer</text:span></text:p>
      <text:p text:style-name="P362"><text:span text:style-name="T468"><text:tab/>- make path renderer path line look better and more in line with the game art <text:tab/><text:s text:c="8"/><text:tab/>theme</text:span></text:p>
      <text:p text:style-name="P362"><text:span text:style-name="T468">- World</text:span></text:p>
      <text:p text:style-name="P362"><text:span text:style-name="T468"><text:tab/>- Create some minor weather effects and animations over the board for flavour, e.g.</text:span></text:p>
      <text:p text:style-name="P362"><text:span text:style-name="T468"><text:tab/><text:tab/>- dust blowing</text:span></text:p>
      <text:p text:style-name="P362"><text:span text:style-name="T468"><text:tab/><text:tab/>- leaves blowing</text:span></text:p>
      <text:p text:style-name="P362"><text:span text:style-name="T468">- Characters</text:span></text:p>
      <text:p text:style-name="P362"><text:span text:style-name="T468"><text:tab/>- create a visual indication of which character is currently activating (e.g. a blue ring <text:tab/>at the base of the character, or an arrow above their head)</text:span></text:p>
      <text:p text:style-name="P362"><text:span text:style-name="T468">- VFX</text:span></text:p>
      <text:p text:style-name="P362"><text:span text:style-name="T468"><text:tab/>- Create all new VFX's for spell and passive effects</text:span></text:p>
      <text:p text:style-name="P362"><text:span text:style-name="T469"/></text:p>
      <text:p text:style-name="P362"><text:span text:style-name="T470">Sprint XX: Invalid action system extended</text:span><text:span text:style-name="T471"/></text:p>
      <text:p text:style-name="P362"><text:span text:style-name="T471">- implement more way (outside of combat) for IA system can help, e.g.</text:span></text:p>
      <text:p text:style-name="P362"><text:span text:style-name="T471"><text:tab/>- trying to buy an item without enough gold creates message error</text:span></text:p>
      <text:p text:style-name="P362"><text:span text:style-name="T471"><text:tab/>- trying to learn ability from tome without meeting talent req's creates error <text:tab/> <text:tab/>message</text:span></text:p>
      <text:p text:style-name="P362"><text:span text:style-name="T471"><text:tab/>- etc</text:span></text:p>
      <text:p text:style-name="P362"><text:span text:style-name="T471"/></text:p>
      <text:p text:style-name="P362"><text:span text:style-name="T471"/></text:p>
      <text:p text:style-name="P362"><text:span text:style-name="T472">Sprint XX: Design/Implement new story events, update old story events, rework story event view</text:span></text:p>
      <text:p text:style-name="P362"><text:span text:style-name="T473"/></text:p>
      <text:p text:style-name="P362"><text:span text:style-name="T473"/></text:p>
      <text:p text:style-name="P362"><text:span text:style-name="T473"/></text:p>
      <text:p text:style-name="P362"><text:span text:style-name="T474">Views to update</text:span></text:p>
      <text:p text:style-name="P362"><text:span text:style-name="T475"><text:tab/>- combat scene UI (ability bars, end turn button, activation panel, etc)</text:span></text:p>
      <text:p text:style-name="P362"><text:span text:style-name="T475"><text:tab/>- game over screen</text:span></text:p>
      <text:p text:style-name="P362"><text:span text:style-name="T475"><text:tab/>- passive info/description tabs</text:span></text:p>
      <text:p text:style-name="P362"><text:span text:style-name="T475"><text:tab/>- enemy info panel</text:span></text:p>
      <text:p text:style-name="P362"><text:span text:style-name="T476"/></text:p>
      <text:p text:style-name="P363"><text:span text:style-name="T477">Sprints</text:span></text:p>
      <text:p text:style-name="P364"><text:span text:style-name="T478"/></text:p>
      <text:p text:style-name="P364"><text:span text:style-name="T479">Sprint ??: Implement difficulty system</text:span></text:p>
      <text:p text:style-name="P364"><text:span text:style-name="T479">Sprint ??: Implement Act 2 logic (after killing boss, restart act 1, but increase power of enemies)</text:span></text:p>
      <text:p text:style-name="P364"><text:span text:style-name="T480"/></text:p>
      <text:p text:style-name="P364"><text:span text:style-name="T480"/></text:p>
      <text:p text:style-name="P364"><text:span text:style-name="T481">Sprint ??: More spell / ability VFXs / Fix old VFX spaziness from rigid body</text:span></text:p>
      <text:p text:style-name="P364"><text:span text:style-name="T481">Sprint ??: UCM / Item view updates (items change model appearance)</text:span></text:p>
      <text:p text:style-name="P364"><text:span text:style-name="T481">Sprint ??: Character preset builder screen / features</text:span></text:p>
      <text:p text:style-name="P364"><text:span text:style-name="T481">Sprint ??: Make mobile ready</text:span></text:p>
      <text:p text:style-name="P364"><text:span text:style-name="T481">Sprint ??: Player prefs / load and save game</text:span></text:p>
      <text:p text:style-name="P364"><text:span text:style-name="T482"/></text:p>
      <text:p text:style-name="P364"><text:span text:style-name="T482"/></text:p>
      <text:p text:style-name="P364"><text:span text:style-name="T482"/></text:p>
      <text:p text:style-name="P364"><text:span text:style-name="T483">Things that need better mouse over info logic</text:span></text:p>
      <text:list text:style-name="L365">
        <text:list-item>
          <text:p text:style-name="P365"><text:span text:style-name="T483">status icons on entities</text:span></text:p>
        </text:list-item>
        <text:list-item>
          <text:p text:style-name="P365"><text:span text:style-name="T483">item cards show info about the passives they grant</text:span></text:p>
        </text:list-item>
        <text:list-item>
          <text:p text:style-name="P365"><text:span text:style-name="T483">character roster: all stats and attributes display info on what they mean/do</text:span></text:p>
        </text:list-item>
      </text:list>
      <text:p text:style-name="P366"><text:span text:style-name="T484"/></text:p>
      <text:p text:style-name="P366"><text:span text:style-name="T484"/></text:p>
      <text:p text:style-name="P366"><text:span text:style-name="T485">To do Before giving out for play testing</text:span></text:p>
      <text:list text:style-name="L367">
        <text:list-item>
          <text:p text:style-name="P367"><text:span text:style-name="T486">TIP SYSTEM!: at least while screen loading, something simple.</text:span></text:p>
        </text:list-item>
        <text:list-item>
          <text:p text:style-name="P367"><text:span text:style-name="T486">Action queue system (prevent players from accidently breaking game by using an ability while another ability action is not yet resolved) DONE</text:span></text:p>
        </text:list-item>
        <text:list-item>
          <text:p text:style-name="P367"><text:span text:style-name="T486">Game over victory and game over defeat events confirmed to work properly DONE</text:span></text:p>
        </text:list-item>
        <text:list-item>
          <text:p text:style-name="P367"><text:span text:style-name="T486">Player Prefs / save game / load saved game feature</text:span></text:p>
        </text:list-item>
        <text:list-item>
          <text:p text:style-name="P367"><text:span text:style-name="T486">quit button on main menu closes application DONE</text:span></text:p>
        </text:list-item>
        <text:list-item>
          <text:p text:style-name="P367"><text:span text:style-name="T486">Re do status icons view system DONE</text:span></text:p>
        </text:list-item>
        <text:list-item>
          <text:p text:style-name="P367"><text:span text:style-name="T486">update ability card views / make an ability card prefab DONE</text:span></text:p>
        </text:list-item>
        <text:list-item>
          <text:p text:style-name="P367"><text:span text:style-name="T487">combat helper system integrated with defender orders (choose a target, choose a tile, etc)</text:span></text:p>
        </text:list-item>
        <text:list-item>
          <text:p text:style-name="P367"><text:span text:style-name="T487">in future, this info panel will have a cancel button for mobile, since mobile users cant right click</text:span></text:p>
        </text:list-item>
        <text:list-item>
          <text:p text:style-name="P367"><text:span text:style-name="T487">error helper system DONE</text:span></text:p>
        </text:list-item>
        <text:list-item>
          <text:p text:style-name="P367"><text:span text:style-name="T487">combat system (“Invalid target: out of range, target has stealth etc. You don't have enough energy for that! Cant use ability: Character is silenced, etc etc)” DONE</text:span></text:p>
        </text:list-item>
        <text:list-item>
          <text:p text:style-name="P367"><text:span text:style-name="T487">Update kings blessing event buttons views DONE</text:span></text:p>
        </text:list-item>
      </text:list>
      <text:p text:style-name="P368"><text:span text:style-name="T488"/></text:p>
      <text:p text:style-name="P368"><text:span text:style-name="T488"/></text:p>
      <text:p text:style-name="P368"><text:span text:style-name="T488"/></text:p>
      <text:p text:style-name="P368"><text:span text:style-name="T489">Views and Visuals to update (general over view)</text:span></text:p>
      <text:list text:style-name="L369">
        <text:list-item>
          <text:p text:style-name="P369"><text:span text:style-name="T490">Main menu screen</text:span></text:p>
        </text:list-item>
        <text:list-item>
          <text:p text:style-name="P369"><text:span text:style-name="T490">Team builder screen</text:span></text:p>
        </text:list-item>
        <text:list-item>
          <text:p text:style-name="P369"><text:span text:style-name="T490">World Map</text:span></text:p>
        </text:list-item>
        <text:list-item>
          <text:p text:style-name="P369"><text:span text:style-name="T490">Character Panel</text:span></text:p>
        </text:list-item>
        <text:list-item>
          <text:p text:style-name="P369"><text:span text:style-name="T490">Front Page</text:span></text:p>
        </text:list-item>
        <text:list-item>
          <text:p text:style-name="P369"><text:span text:style-name="T490">Talents Page</text:span></text:p>
        </text:list-item>
        <text:list-item>
          <text:p text:style-name="P369"><text:span text:style-name="T490">Camp site screen</text:span></text:p>
        </text:list-item>
        <text:list-item>
          <text:p text:style-name="P369"><text:span text:style-name="T490">Shop screen</text:span></text:p>
        </text:list-item>
        <text:list-item>
          <text:p text:style-name="P369"><text:span text:style-name="T490">Game Level</text:span></text:p>
        </text:list-item>
        <text:list-item>
          <text:p text:style-name="P369"><text:span text:style-name="T490">Level BG</text:span></text:p>
        </text:list-item>
        <text:list-item>
          <text:p text:style-name="P369"><text:span text:style-name="T490">Tiles</text:span></text:p>
        </text:list-item>
        <text:list-item>
          <text:p text:style-name="P369"><text:span text:style-name="T490">Enemy Info panels</text:span></text:p>
        </text:list-item>
        <text:list-item>
          <text:p text:style-name="P369"><text:span text:style-name="T490">Top Panel</text:span></text:p>
        </text:list-item>
        <text:list-item>
          <text:p text:style-name="P369"><text:span text:style-name="T490">States View</text:span></text:p>
        </text:list-item>
        <text:list-item>
          <text:p text:style-name="P369"><text:span text:style-name="T490">Defender ability bar view</text:span></text:p>
        </text:list-item>
        <text:list-item>
          <text:p text:style-name="P369"><text:span text:style-name="T490">All new ability + passive icons</text:span></text:p>
        </text:list-item>
        <text:list-item>
          <text:p text:style-name="P369"><text:span text:style-name="T490">Ability Info Panel</text:span></text:p>
        </text:list-item>
        <text:list-item>
          <text:p text:style-name="P369"><text:span text:style-name="T490">Items + Item Cards</text:span></text:p>
        </text:list-item>
        <text:list-item>
          <text:p text:style-name="P369"><text:span text:style-name="T490">States + State Cards</text:span></text:p>
        </text:list-item>
      </text:list>
      <text:p text:style-name="P370"><text:span text:style-name="T491"/></text:p>
      <text:p text:style-name="P370"><text:span text:style-name="T491"/></text:p>
      <text:p text:style-name="P370"><text:span text:style-name="T491"/></text:p>
      <text:p text:style-name="P370"><text:span text:style-name="T491"/></text:p>
      <text:p text:style-name="P370"><text:span text:style-name="T491"/></text:p>
      <text:p text:style-name="P370"><text:span text:style-name="T491"/></text:p>
      <text:p text:style-name="P370"><text:span text:style-name="T491"/></text:p>
      <text:p text:style-name="P370"><text:span text:style-name="T491"/></text:p>
      <text:p text:style-name="P370"><text:span text:style-name="T491"/></text:p>
      <text:p text:style-name="P370"><text:span text:style-name="T4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